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40" calcext:value-type="float">
            <text:p>$4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office:value-type="float" office:value="70" calcext:value-type="float">
            <text:p>$7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6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6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 nu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4in-20 x 2.25in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15:44:43.230909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5T15:52:12.278965644</dc:date>
    <meta:editing-duration>PT6H9M14S</meta:editing-duration>
    <meta:editing-cycles>20</meta:editing-cycles>
    <meta:document-statistic meta:table-count="1" meta:cell-count="176" meta:object-count="0"/>
  </office:meta>
</office:document-meta>
</file>